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 fo:break-before="page"/>
      <style:text-properties fo:color="#dadbde" loext:opacity="100%" style:font-name="Droid Sans Mono" fo:font-size="10.5pt" fo:font-weight="normal" fo:background-color="#0e1827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dadbde" loext:opacity="100%" style:font-name="Droid Sans Mono" fo:font-size="10.5pt" fo:font-weight="normal" fo:background-color="#0e1827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8e919a" loext:opacity="100%" style:font-name="Droid Sans Mono" fo:font-size="10.5pt" fo:font-weight="normal" fo:background-color="#0e1827"/>
    </style:style>
    <style:style style:name="P4" style:family="paragraph" style:parent-style-name="Standard">
      <style:paragraph-properties style:line-height-at-least="0.503cm"/>
    </style:style>
    <style:style style:name="T1" style:family="text">
      <style:text-properties fo:color="#8e919a" loext:opacity="100%"/>
    </style:style>
    <style:style style:name="T2" style:family="text">
      <style:text-properties fo:color="#e4baf4" loext:opacity="100%"/>
    </style:style>
    <style:style style:name="T3" style:family="text">
      <style:text-properties fo:color="#accaff" loext:opacity="100%"/>
    </style:style>
    <style:style style:name="T4" style:family="text">
      <style:text-properties fo:color="#ffcf94" loext:opacity="100%"/>
    </style:style>
    <style:style style:name="T5" style:family="text">
      <style:text-properties fo:color="#90efbb" loext:opacity="100%"/>
    </style:style>
    <style:style style:name="T6" style:family="text">
      <style:text-properties fo:color="#f7cdff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git init</text:p>
      <text:p text:style-name="Standard"/>
      <text:p text:style-name="Standard">git add .</text:p>
      <text:p text:style-name="Standard">git commit -m "iniciando"</text:p>
      <text:p text:style-name="Standard"/>
      <text:p text:style-name="Standard">git checkout -b feature-header</text:p>
      <text:p text:style-name="Standard">git add .</text:p>
      <text:p text:style-name="Standard">git commit -m "header finalizado"</text:p>
      <text:p text:style-name="Standard">git checkout main</text:p>
      <text:p text:style-name="Standard">git checkout -b feature-carrossel</text:p>
      <text:p text:style-name="Standard">git checkout feature-header</text:p>
      <text:p text:style-name="Standard">git add .</text:p>
      <text:p text:style-name="Standard">git commit -m "iniciando cards"</text:p>
      <text:p text:style-name="Standard">git checkout feature-header</text:p>
      <text:p text:style-name="Standard">git checkout feature-carrossel</text:p>
      <text:p text:style-name="Standard"/>
      <text:p text:style-name="Standard"/>
      <text:p text:style-name="P1"><text:span text:style-name="T1">&lt;</text:span><text:span text:style-name="T2">link</text:span> <text:span text:style-name="T3">href</text:span><text:span text:style-name="T1">="</text:span><text:span text:style-name="T4">https://fonts.googleapis.com/css2?family=Inter:ital,opsz,wght@0,14..32,100..900;1,14..32,100..900&amp;family=Audiowide</text:span><text:span text:style-name="T1">"</text:span> <text:span text:style-name="T3">rel</text:span><text:span text:style-name="T1">="</text:span><text:span text:style-name="T4">stylesheet</text:span><text:span text:style-name="T1">"&gt;</text:span></text:p>
      <text:p text:style-name="Standard"/>
      <text:p text:style-name="P2"><text:span text:style-name="T2">*</text:span><text:span text:style-name="T1">{</text:span></text:p>
      <text:p text:style-name="P2">padding<text:span text:style-name="T1">:</text:span> <text:span text:style-name="T5">0</text:span><text:span text:style-name="T1">;</text:span></text:p>
      <text:p text:style-name="P2">margin<text:span text:style-name="T1">:</text:span> <text:span text:style-name="T5">0</text:span><text:span text:style-name="T1">;</text:span></text:p>
      <text:p text:style-name="P2">box-sizing<text:span text:style-name="T1">:</text:span> <text:span text:style-name="T4">border-box</text:span><text:span text:style-name="T1">;</text:span></text:p>
      <text:p text:style-name="P2">max-width<text:span text:style-name="T1">:</text:span> <text:span text:style-name="T5">100%</text:span><text:span text:style-name="T1">;</text:span></text:p>
      <text:p text:style-name="P3">}</text:p>
      <text:p text:style-name="P4"/>
      <text:p text:style-name="P2"><text:span text:style-name="T1">:</text:span><text:span text:style-name="T3">where</text:span><text:span text:style-name="T1">(</text:span><text:span text:style-name="T6">body</text:span><text:span text:style-name="T1">){</text:span></text:p>
      <text:p text:style-name="P2">--black<text:span text:style-name="T1">:</text:span> <text:span text:style-name="T1">#</text:span><text:span text:style-name="T4">0f0f0f</text:span><text:span text:style-name="T1">;</text:span></text:p>
      <text:p text:style-name="P2">--white<text:span text:style-name="T1">:</text:span> <text:span text:style-name="T1">#</text:span><text:span text:style-name="T4">F6F6F6</text:span><text:span text:style-name="T1">;</text:span></text:p>
      <text:p text:style-name="P2">--primary<text:span text:style-name="T1">:</text:span> <text:span text:style-name="T1">#</text:span><text:span text:style-name="T4">242DE0</text:span><text:span text:style-name="T1">;</text:span></text:p>
      <text:p text:style-name="P2">--secondary<text:span text:style-name="T1">:</text:span> <text:span text:style-name="T1">#</text:span><text:span text:style-name="T4">E0BB24</text:span><text:span text:style-name="T1">;</text:span></text:p>
      <text:p text:style-name="P2">--blueHover<text:span text:style-name="T1">:</text:span> <text:span text:style-name="T1">#</text:span><text:span text:style-name="T4">dbefff</text:span><text:span text:style-name="T1">;</text:span></text:p>
      <text:p text:style-name="P2">--blueLight<text:span text:style-name="T1">:</text:span> <text:span text:style-name="T1">#</text:span><text:span text:style-name="T4">a8d1f1</text:span><text:span text:style-name="T1">;</text:span></text:p>
      <text:p text:style-name="P3">}</text:p>
      <text:p text:style-name="P4"/>
      <text:p text:style-name="P2"><text:span text:style-name="T6">body</text:span><text:span text:style-name="T1">{</text:span></text:p>
      <text:p text:style-name="P2">font-family<text:span text:style-name="T1">:</text:span> <text:span text:style-name="T1">'</text:span><text:span text:style-name="T4">Inter</text:span><text:span text:style-name="T1">',</text:span> <text:span text:style-name="T4">sans-serif</text:span><text:span text:style-name="T1">;</text:span></text:p>
      <text:p text:style-name="P2">overflow-x<text:span text:style-name="T1">:</text:span> <text:span text:style-name="T4">hidden</text:span><text:span text:style-name="T1">;</text:span></text:p>
      <text:p text:style-name="P3">}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08:22:37.402504019</meta:creation-date>
    <dc:date>2025-11-13T12:14:16.673440502</dc:date>
    <meta:editing-duration>PT3H41M22S</meta:editing-duration>
    <meta:editing-cycles>1</meta:editing-cycles>
    <meta:document-statistic meta:table-count="0" meta:image-count="0" meta:object-count="0" meta:page-count="2" meta:paragraph-count="32" meta:word-count="85" meta:character-count="684" meta:non-whitespace-character-count="637"/>
    <meta:generator>LibreOffice/25.2.3.2$Linux_X86_64 LibreOffice_project/520$Build-2</meta:generator>
  </office:meta>
</office:document-meta>
</file>